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EditorTests.testAbsolute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EditorTests.testClasspath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EditorTests.testUnqualifiedFileName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EditorTests.testUnqualifiedFileName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EditorTests.testWithNonExisten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EditorTests.testWithNonExisten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